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officeooo:paragraph-rsid="00d95810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635927" officeooo:paragraph-rsid="00635927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paragraph-rsid="0005926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7d0120" officeooo:paragraph-rsid="007d0120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5926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830d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8db9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a1d5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2226c8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23d96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2a3ace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3abc55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502e0e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5cf1d9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5f774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fo:font-style="normal" style:text-underline-style="none" fo:font-weight="normal" officeooo:paragraph-rsid="00732b4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927a79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957d5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ac114c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b4cdfe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c417be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d4f877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59267" officeooo:paragraph-rsid="00059267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226c8" officeooo:paragraph-rsid="002226c8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9850" officeooo:paragraph-rsid="005cf1d9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9850" officeooo:paragraph-rsid="005f7748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d0120" officeooo:paragraph-rsid="007d012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d626d8" officeooo:paragraph-rsid="00d626d8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d95810" officeooo:paragraph-rsid="00d95810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d95810" officeooo:paragraph-rsid="00db03cd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d95810" officeooo:paragraph-rsid="00e098d4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e83031" officeooo:paragraph-rsid="00e83031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319c6b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3333f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language="de" fo:country="DE" style:language-asian="zxx" style:country-asian="none" style:language-complex="zxx" style:country-complex="none"/>
    </style:style>
    <style:style style:name="P44" style:family="paragraph" style:parent-style-name="Standard">
      <style:paragraph-properties fo:text-align="start" style:justify-single-word="false"/>
      <style:text-properties style:text-outline="fals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Bitstream Vera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Bitstream Vera Sans Mono" fo:font-size="11pt" fo:font-style="normal" style:text-underline-style="none" fo:font-weight="normal" officeooo:rsid="00d95810" officeooo:paragraph-rsid="00dc80a6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1c1c1c" style:font-name="Bitstream Vera Sans Mono" fo:font-size="11pt" fo:font-style="normal" style:text-underline-style="none" fo:font-weight="normal" officeooo:rsid="00dc80a6" officeooo:paragraph-rsid="00dc80a6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1c1c1c" style:font-name="Bitstream Vera Sans Mono" fo:font-size="11pt" fo:font-style="normal" style:text-underline-style="none" fo:font-weight="normal" officeooo:rsid="00dc80a6" officeooo:paragraph-rsid="00e20b84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outline="true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normal" officeooo:paragraph-rsid="00d4f877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normal" officeooo:paragraph-rsid="003abc55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ff" style:font-name="Bitstream Vera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db03cd" officeooo:paragraph-rsid="00e098d4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ebd09e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59267"/>
    </style:style>
    <style:style style:name="T3" style:family="text">
      <style:text-properties style:text-underline-style="solid" style:text-underline-width="auto" style:text-underline-color="font-color" officeooo:rsid="00a23967"/>
    </style:style>
    <style:style style:name="T4" style:family="text">
      <style:text-properties style:text-underline-style="solid" style:text-underline-width="auto" style:text-underline-color="font-color" officeooo:rsid="00ac114c"/>
    </style:style>
    <style:style style:name="T5" style:family="text">
      <style:text-properties style:text-underline-style="solid" style:text-underline-width="auto" style:text-underline-color="font-color" officeooo:rsid="005ba704"/>
    </style:style>
    <style:style style:name="T6" style:family="text">
      <style:text-properties fo:color="#0000ff"/>
    </style:style>
    <style:style style:name="T7" style:family="text">
      <style:text-properties fo:color="#0000ff" style:font-name="Bitstream Vera Sans Mono"/>
    </style:style>
    <style:style style:name="T8" style:family="text">
      <style:text-properties fo:color="#0000ff" style:font-name="Bitstream Vera Sans Mono" fo:font-size="10pt" style:font-size-asian="10pt" style:font-size-complex="10pt"/>
    </style:style>
    <style:style style:name="T9" style:family="text">
      <style:text-properties fo:color="#0000ff" fo:background-color="#dddddd" loext:char-shading-value="0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cc9f5b"/>
    </style:style>
    <style:style style:name="T12" style:family="text">
      <style:text-properties fo:color="#009999"/>
    </style:style>
    <style:style style:name="T13" style:family="text">
      <style:text-properties fo:color="#009999" style:font-name="Bitstream Vera Sans Mono" fo:font-size="10pt" style:font-size-asian="10pt" style:font-size-complex="10pt"/>
    </style:style>
    <style:style style:name="T14" style:family="text">
      <style:text-properties fo:color="#000000"/>
    </style:style>
    <style:style style:name="T15" style:family="text">
      <style:text-properties fo:color="#808080"/>
    </style:style>
    <style:style style:name="T16" style:family="text">
      <style:text-properties fo:color="#808080" officeooo:rsid="0049c632"/>
    </style:style>
    <style:style style:name="T17" style:family="text">
      <style:text-properties fo:color="#808080" officeooo:rsid="004c2015"/>
    </style:style>
    <style:style style:name="T18" style:family="text">
      <style:text-properties fo:color="#808080" officeooo:rsid="004d6dd3"/>
    </style:style>
    <style:style style:name="T19" style:family="text">
      <style:text-properties fo:color="#808080" style:font-name="Bitstream Vera Sans Mono" fo:font-size="10pt" style:font-size-asian="10pt" style:font-size-complex="10pt"/>
    </style:style>
    <style:style style:name="T20" style:family="text">
      <style:text-properties fo:color="#663399" style:font-name="Bitstream Vera Sans Mono" fo:font-size="10pt" style:font-size-asian="10pt" style:font-size-complex="10pt"/>
    </style:style>
    <style:style style:name="T21" style:family="text">
      <style:text-properties officeooo:rsid="0003ba9c"/>
    </style:style>
    <style:style style:name="T22" style:family="text">
      <style:text-properties officeooo:rsid="000563ee"/>
    </style:style>
    <style:style style:name="T23" style:family="text">
      <style:text-properties officeooo:rsid="00059267"/>
    </style:style>
    <style:style style:name="T24" style:family="text">
      <style:text-properties officeooo:rsid="00086b67"/>
    </style:style>
    <style:style style:name="T25" style:family="text">
      <style:text-properties officeooo:rsid="000bc26b"/>
    </style:style>
    <style:style style:name="T26" style:family="text">
      <style:text-properties officeooo:rsid="00103252"/>
    </style:style>
    <style:style style:name="T27" style:family="text">
      <style:text-properties officeooo:rsid="00105469"/>
    </style:style>
    <style:style style:name="T28" style:family="text">
      <style:text-properties officeooo:rsid="00112fa0"/>
    </style:style>
    <style:style style:name="T29" style:family="text">
      <style:text-properties officeooo:rsid="00179850"/>
    </style:style>
    <style:style style:name="T30" style:family="text">
      <style:text-properties officeooo:rsid="0019e8cc"/>
    </style:style>
    <style:style style:name="T31" style:family="text">
      <style:text-properties fo:font-weight="bold" officeooo:rsid="00179850" style:font-weight-asian="bold" style:font-weight-complex="bold"/>
    </style:style>
    <style:style style:name="T32" style:family="text">
      <style:text-properties fo:font-weight="bold" officeooo:rsid="003abc55" style:font-weight-asian="bold" style:font-weight-complex="bold"/>
    </style:style>
    <style:style style:name="T33" style:family="text">
      <style:text-properties fo:font-weight="bold" officeooo:rsid="006043e2" style:font-weight-asian="bold" style:font-weight-complex="bold"/>
    </style:style>
    <style:style style:name="T34" style:family="text">
      <style:text-properties fo:font-weight="bold" officeooo:rsid="0061069b" style:font-weight-asian="bold" style:font-weight-complex="bold"/>
    </style:style>
    <style:style style:name="T35" style:family="text">
      <style:text-properties officeooo:rsid="002226c8"/>
    </style:style>
    <style:style style:name="T36" style:family="text">
      <style:text-properties officeooo:rsid="0023d969"/>
    </style:style>
    <style:style style:name="T37" style:family="text">
      <style:text-properties officeooo:rsid="00266427"/>
    </style:style>
    <style:style style:name="T38" style:family="text">
      <style:text-properties officeooo:rsid="002894d3"/>
    </style:style>
    <style:style style:name="T39" style:family="text">
      <style:text-properties officeooo:rsid="0028eb24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2d8658" style:font-style-asian="italic" style:font-style-complex="italic"/>
    </style:style>
    <style:style style:name="T42" style:family="text">
      <style:text-properties fo:font-style="italic" officeooo:rsid="00266427" style:font-style-asian="italic" style:font-style-complex="italic"/>
    </style:style>
    <style:style style:name="T43" style:family="text">
      <style:text-properties fo:font-style="italic" officeooo:rsid="002894d3" style:font-style-asian="italic" style:font-style-complex="italic"/>
    </style:style>
    <style:style style:name="T44" style:family="text">
      <style:text-properties fo:font-style="italic" officeooo:rsid="0028eb24" style:font-style-asian="italic" style:font-style-complex="italic"/>
    </style:style>
    <style:style style:name="T45" style:family="text">
      <style:text-properties fo:font-style="italic" officeooo:rsid="00319c6b" style:font-style-asian="italic" style:font-style-complex="italic"/>
    </style:style>
    <style:style style:name="T46" style:family="text">
      <style:text-properties fo:font-style="italic" officeooo:rsid="00379dad" style:font-style-asian="italic" style:font-style-complex="italic"/>
    </style:style>
    <style:style style:name="T47" style:family="text">
      <style:text-properties fo:font-style="italic" officeooo:rsid="0057aac2" style:font-style-asian="italic" style:font-style-complex="italic"/>
    </style:style>
    <style:style style:name="T48" style:family="text">
      <style:text-properties fo:font-style="italic" officeooo:rsid="005912b9" style:font-style-asian="italic" style:font-style-complex="italic"/>
    </style:style>
    <style:style style:name="T49" style:family="text">
      <style:text-properties fo:font-style="italic" officeooo:rsid="00760be3" style:font-style-asian="italic" style:font-style-complex="italic"/>
    </style:style>
    <style:style style:name="T50" style:family="text">
      <style:text-properties officeooo:rsid="003088c4"/>
    </style:style>
    <style:style style:name="T51" style:family="text">
      <style:text-properties officeooo:rsid="0030faf7"/>
    </style:style>
    <style:style style:name="T52" style:family="text">
      <style:text-properties officeooo:rsid="00379dad"/>
    </style:style>
    <style:style style:name="T53" style:family="text">
      <style:text-properties officeooo:rsid="003be963"/>
    </style:style>
    <style:style style:name="T54" style:family="text">
      <style:text-properties officeooo:rsid="003e2402"/>
    </style:style>
    <style:style style:name="T55" style:family="text">
      <style:text-properties officeooo:rsid="003f2e0c"/>
    </style:style>
    <style:style style:name="T56" style:family="text">
      <style:text-properties officeooo:rsid="003fa1c9"/>
    </style:style>
    <style:style style:name="T57" style:family="text">
      <style:text-properties officeooo:rsid="00417bd1"/>
    </style:style>
    <style:style style:name="T58" style:family="text">
      <style:text-properties officeooo:rsid="00433df9"/>
    </style:style>
    <style:style style:name="T59" style:family="text">
      <style:text-properties officeooo:rsid="00451084"/>
    </style:style>
    <style:style style:name="T60" style:family="text">
      <style:text-properties officeooo:rsid="00452ed8"/>
    </style:style>
    <style:style style:name="T61" style:family="text">
      <style:text-properties officeooo:rsid="004649f9"/>
    </style:style>
    <style:style style:name="T62" style:family="text">
      <style:text-properties officeooo:rsid="004c2015"/>
    </style:style>
    <style:style style:name="T63" style:family="text">
      <style:text-properties officeooo:rsid="0050c68c"/>
    </style:style>
    <style:style style:name="T64" style:family="text">
      <style:text-properties officeooo:rsid="0054e292"/>
    </style:style>
    <style:style style:name="T65" style:family="text">
      <style:text-properties officeooo:rsid="0055b600"/>
    </style:style>
    <style:style style:name="T66" style:family="text">
      <style:text-properties officeooo:rsid="0057aac2"/>
    </style:style>
    <style:style style:name="T67" style:family="text">
      <style:text-properties officeooo:rsid="00607ec7"/>
    </style:style>
    <style:style style:name="T68" style:family="text">
      <style:text-properties officeooo:rsid="005b6763"/>
    </style:style>
    <style:style style:name="T69" style:family="text">
      <style:text-properties officeooo:rsid="005ba704"/>
    </style:style>
    <style:style style:name="T70" style:family="text">
      <style:text-properties officeooo:rsid="005eddcc"/>
    </style:style>
    <style:style style:name="T71" style:family="text">
      <style:text-properties officeooo:rsid="0064636d"/>
    </style:style>
    <style:style style:name="T72" style:family="text">
      <style:text-properties fo:text-shadow="none"/>
    </style:style>
    <style:style style:name="T73" style:family="text">
      <style:text-properties fo:text-shadow="none" officeooo:rsid="0066b1cf"/>
    </style:style>
    <style:style style:name="T74" style:family="text">
      <style:text-properties fo:text-shadow="none" officeooo:rsid="00674a4f"/>
    </style:style>
    <style:style style:name="T75" style:family="text">
      <style:text-properties officeooo:rsid="00693638"/>
    </style:style>
    <style:style style:name="T76" style:family="text">
      <style:text-properties officeooo:rsid="006b346c"/>
    </style:style>
    <style:style style:name="T77" style:family="text">
      <style:text-properties officeooo:rsid="006dd0b9"/>
    </style:style>
    <style:style style:name="T78" style:family="text">
      <style:text-properties officeooo:rsid="006de499"/>
    </style:style>
    <style:style style:name="T79" style:family="text">
      <style:text-properties officeooo:rsid="007128d2"/>
    </style:style>
    <style:style style:name="T80" style:family="text">
      <style:text-properties officeooo:rsid="0071c7e9"/>
    </style:style>
    <style:style style:name="T81" style:family="text">
      <style:text-properties officeooo:rsid="00743339"/>
    </style:style>
    <style:style style:name="T82" style:family="text">
      <style:text-properties officeooo:rsid="007832df"/>
    </style:style>
    <style:style style:name="T83" style:family="text">
      <style:text-properties style:font-name="Bitstream Vera Sans Mono"/>
    </style:style>
    <style:style style:name="T84" style:family="text">
      <style:text-properties style:font-name="Bitstream Vera Sans Mono" fo:font-size="10pt" style:font-size-asian="10pt" style:font-size-complex="10pt"/>
    </style:style>
    <style:style style:name="T85" style:family="text">
      <style:text-properties style:font-name="Bitstream Vera Sans Mono" fo:font-size="10pt" officeooo:rsid="00902aef" style:font-size-asian="10pt" style:font-size-complex="10pt"/>
    </style:style>
    <style:style style:name="T86" style:family="text">
      <style:text-properties style:font-name="Bitstream Vera Sans Mono" fo:font-size="10pt" officeooo:rsid="00179850" style:font-size-asian="10pt" style:font-size-complex="10pt"/>
    </style:style>
    <style:style style:name="T87" style:family="text">
      <style:text-properties style:font-name="Bitstream Vera Sans Mono" fo:font-size="10pt" officeooo:rsid="005cf1d9" style:font-size-asian="10pt" style:font-size-complex="10pt"/>
    </style:style>
    <style:style style:name="T88" style:family="text">
      <style:text-properties style:font-name="Bitstream Vera Sans Mono" fo:font-size="10pt" fo:background-color="#dddddd" loext:char-shading-value="0" style:font-size-asian="10pt" style:font-size-complex="10pt"/>
    </style:style>
    <style:style style:name="T89" style:family="text">
      <style:text-properties style:font-name="Bitstream Vera Sans Mono" fo:font-size="10pt" officeooo:rsid="007e7afc" fo:background-color="#dddddd" loext:char-shading-value="0" style:font-size-asian="10pt" style:font-size-complex="10pt"/>
    </style:style>
    <style:style style:name="T90" style:family="text">
      <style:text-properties fo:color="#006600"/>
    </style:style>
    <style:style style:name="T91" style:family="text">
      <style:text-properties fo:color="#006600" officeooo:rsid="0079523a"/>
    </style:style>
    <style:style style:name="T92" style:family="text">
      <style:text-properties fo:color="#006600" officeooo:rsid="007c893d"/>
    </style:style>
    <style:style style:name="T93" style:family="text">
      <style:text-properties fo:color="#006600" officeooo:rsid="0096509a"/>
    </style:style>
    <style:style style:name="T94" style:family="text">
      <style:text-properties fo:color="#006600" officeooo:rsid="009859c6"/>
    </style:style>
    <style:style style:name="T95" style:family="text">
      <style:text-properties fo:color="#006600" style:font-name="Bitstream Vera Sans Mono" fo:font-size="10pt" style:font-size-asian="10pt" style:font-size-complex="10pt"/>
    </style:style>
    <style:style style:name="T96" style:family="text">
      <style:text-properties fo:color="#006600" style:font-name="Bitstream Vera Sans Mono" fo:font-size="10pt" officeooo:rsid="00a312f7" style:font-size-asian="10pt" style:font-size-complex="10pt"/>
    </style:style>
    <style:style style:name="T97" style:family="text">
      <style:text-properties fo:color="#006600" style:font-name="Bitstream Vera Sans Mono" fo:font-size="10pt" officeooo:rsid="00a312f7" fo:background-color="#dddddd" loext:char-shading-value="0" style:font-size-asian="10pt" style:font-size-complex="10pt"/>
    </style:style>
    <style:style style:name="T98" style:family="text">
      <style:text-properties fo:color="#006600" style:font-name="Bitstream Vera Sans Mono" fo:font-size="10pt" officeooo:rsid="00a312f7" fo:background-color="transparent" loext:char-shading-value="0" style:font-size-asian="10pt" style:font-size-complex="10pt"/>
    </style:style>
    <style:style style:name="T99" style:family="text">
      <style:text-properties fo:color="#006600" style:font-name="Bitstream Vera Sans Mono" fo:font-size="10pt" officeooo:rsid="00a39310" fo:background-color="transparent" loext:char-shading-value="0" style:font-size-asian="10pt" style:font-size-complex="10pt"/>
    </style:style>
    <style:style style:name="T100" style:family="text">
      <style:text-properties officeooo:rsid="007e7afc"/>
    </style:style>
    <style:style style:name="T101" style:family="text">
      <style:text-properties fo:background-color="#dddddd" loext:char-shading-value="0"/>
    </style:style>
    <style:style style:name="T102" style:family="text">
      <style:text-properties officeooo:rsid="008270be"/>
    </style:style>
    <style:style style:name="T103" style:family="text">
      <style:text-properties officeooo:rsid="00847e80"/>
    </style:style>
    <style:style style:name="T104" style:family="text">
      <style:text-properties officeooo:rsid="00862b83"/>
    </style:style>
    <style:style style:name="T105" style:family="text">
      <style:text-properties officeooo:rsid="008981db"/>
    </style:style>
    <style:style style:name="T106" style:family="text">
      <style:text-properties officeooo:rsid="008e1dc9"/>
    </style:style>
    <style:style style:name="T107" style:family="text">
      <style:text-properties officeooo:rsid="009be4b7"/>
    </style:style>
    <style:style style:name="T108" style:family="text">
      <style:text-properties officeooo:rsid="009f3753"/>
    </style:style>
    <style:style style:name="T109" style:family="text">
      <style:text-properties officeooo:rsid="00ac114c"/>
    </style:style>
    <style:style style:name="T110" style:family="text">
      <style:text-properties officeooo:rsid="00b0dd50"/>
    </style:style>
    <style:style style:name="T111" style:family="text">
      <style:text-properties officeooo:rsid="00b4cdfe"/>
    </style:style>
    <style:style style:name="T112" style:family="text">
      <style:text-properties officeooo:rsid="00c417be"/>
    </style:style>
    <style:style style:name="T113" style:family="text">
      <style:text-properties officeooo:rsid="00ce5ec6"/>
    </style:style>
    <style:style style:name="T114" style:family="text">
      <style:text-properties officeooo:rsid="00cfe6bd"/>
    </style:style>
    <style:style style:name="T115" style:family="text">
      <style:text-properties officeooo:rsid="00d80562"/>
    </style:style>
    <style:style style:name="T116" style:family="text">
      <style:text-properties officeooo:rsid="00db03cd"/>
    </style:style>
    <style:style style:name="T117" style:family="text">
      <style:text-properties officeooo:rsid="00dc80a6"/>
    </style:style>
    <style:style style:name="T118" style:family="text">
      <style:text-properties fo:color="#1c1c1c" officeooo:rsid="00dc80a6"/>
    </style:style>
    <style:style style:name="T119" style:family="text">
      <style:text-properties officeooo:rsid="00deb5b3"/>
    </style:style>
    <style:style style:name="T120" style:family="text">
      <style:text-properties officeooo:rsid="00e2624c"/>
    </style:style>
    <style:style style:name="T121" style:family="text">
      <style:text-properties officeooo:rsid="00ee4c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veloper Information</text:p>
      <text:p text:style-name="P4">on the Lua-API of AllTheHaxx</text:p>
      <text:p text:style-name="P1"/>
      <text:p text:style-name="P6">by xush', Henritees &amp; Furo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Disclaimer</text:p>
      <text:p text:style-name="P6"/>
      <text:p text:style-name="P9">Please note that this is not a 100% <text:span text:style-name="T21">complete</text:span> Lua tutorial with anything you need to <text:span text:style-name="T71">know in order to become</text:span> a professional programmer, this is simply some basic stuff for people who are interested in <text:span text:style-name="T71">creating</text:span> some scripts <text:span text:style-name="T71">for</text:span> the AllTheHaxx-Client. You will find some <text:span text:style-name="T71">general</text:span> <text:span text:style-name="T71">t</text:span>utorials <text:span text:style-name="T71">on</text:span> the Lua language, tutorials how the API works, how to implement your own scripts and a lineup of all available Lua commands for <text:span text:style-name="T71">our C</text:span>lient.</text:p>
      <text:p text:style-name="P7"/>
      <text:p text:style-name="P6">WE ARE NOT RESPONSIBLE IF YOU GET BANNE<text:span text:style-name="T72">D FROM ANY SERVER BY A RAGING ADMIN </text:span><text:span text:style-name="T73">BECAUSE OF</text:span><text:span text:style-name="T72"> AN ANNOYING SCRIPT </text:span><text:span text:style-name="T74">YOU ARE USING</text:span><text:span text:style-name="T72">!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his tutorial is not finished yet, so always check for updates if you need it. If you find a <text:span text:style-name="T75">mistake</text:span></text:p>
      <text:p text:style-name="P6">or if <text:span text:style-name="T76">something</text:span> is unclear <text:span text:style-name="T77">to you which you would like to see </text:span>explained <text:span text:style-name="T77">better</text:span>, please</text:p>
      <text:p text:style-name="P6">contact the modderteam.</text:p>
      <text:p text:style-name="P6"/>
      <text:p text:style-name="P6">Further support &amp; fastest contact:</text:p>
      <text:p text:style-name="P6">IRC: irc.quakenet.net <text:span text:style-name="T78">→</text:span> Channel: <text:span text:style-name="T79">#</text:span>AllTheHaxx</text:p>
      <text:p text:style-name="P6"/>
      <text:p text:style-name="P6"/>
      <text:p text:style-name="P6">or simply use the IRC Api in the client</text:p>
      <text:p text:style-name="P6">(F5 <text:span text:style-name="T80">→</text:span> Join)</text:p>
      <text:p text:style-name="P6"/>
      <text:p text:style-name="P24">Version 0.<text:span text:style-name="T81">2</text:span>-<text:span text:style-name="T67">rev1 April 17 2016 for Client </text:span><text:span text:style-name="T48">beta</text:span><text:span text:style-name="T49">12</text:span></text:p>
      <text:p text:style-name="P2"><text:soft-page-break/>0) Getting started : FAQ</text:p>
      <text:p text:style-name="P2"/>
      <text:p text:style-name="P12">What is Lua? </text:p>
      <text:p text:style-name="P12"><text:tab/>Lua is a dynamic scriptlanguage which can be embedded in other discrete programs. It <text:tab/>allows<text:tab/>to run external Lua-Scripts in the program through an embedded </text:p>
      <text:p text:style-name="P12"><text:tab/>Just-In-Time-Compiler (because we use LuaJIT, normal Lua only offers an interpreter).</text:p>
      <text:p text:style-name="P12"/>
      <text:p text:style-name="P12">What do I need?</text:p>
      <text:p text:style-name="P12"><text:tab/>Through downloading the AllTheHaxx client the first step is already done.</text:p>
      <text:p text:style-name="P12"><text:tab/>We suggest to use a Lua-capable editor (notepad++, any IDE editor, <text:span text:style-name="T1">no standard windows </text:span><text:tab/><text:span text:style-name="T1">editor!!11eleven).</text:span> Also reading this tutorial is really helpful (if not vital; experienced <text:tab/>programmer can read through it fast tho)</text:p>
      <text:p text:style-name="P12"/>
      <text:p text:style-name="P12">What can I do with Lua?</text:p>
      <text:p text:style-name="P12"><text:tab/>We implemented Lua in our script in a way that you can do as many stuff as possible.</text:p>
      <text:p text:style-name="P12"><text:tab/>You can mess around in the LuaConsole (F6) or write your own functions, scripts etc...</text:p>
      <text:p text:style-name="P12"/>
      <text:p text:style-name="P12">How is the system set up?</text:p>
      <text:p text:style-name="P12"><text:tab/>You can write your own functions or scripts in .lua files and run them through our Lua-GUI <text:tab/>in the settings or you can write local functions in the LuaConsole (they won't be saved on <text:tab/>closing the client!).</text:p>
      <text:p text:style-name="P12"><text:tab/>Each .lua file has their own "LuaSpace", that means it doesn't clash with other scripts in any <text:tab/>way.</text:p>
      <text:p text:style-name="P12"><text:tab/>In our system you can simply bind your written Lua-Functions to an Ingame-Event, such as<text:tab/>OnTick, which is called every 50 times per second by the client.</text:p>
      <text:p text:style-name="P12"><text:tab/>Please note : We, the devs, must implement all Ingame-Functions to the Lua-API, so it might<text:tab/>occur that there is no specific function for your needs provided, in that case contact the devs<text:tab/>through skype or our QuakeNet Channel. Anyway, we try to implement as much updates<text:tab/>with new necessary Lua-Functions as possible.</text:p>
      <text:p text:style-name="P12"/>
      <text:p text:style-name="P12">Positive:</text:p>
      <text:p text:style-name="P12"><text:tab/>No recompilation needed</text:p>
      <text:p text:style-name="P12"><text:tab/>You don't need to know C++ or any <text:span text:style-name="T22">T</text:span>eeworlds related coding stuff</text:p>
      <text:p text:style-name="P12"><text:tab/>Your written Lua-Stuff won't (usually) crash your client; error messages are printed in <text:tab/>Teeworld's console</text:p>
      <text:p text:style-name="P12"/>
      <text:p text:style-name="P12">Negative: </text:p>
      <text:p text:style-name="P12"><text:tab/>You won't be able to rewrite the whole client to a new thing, you can only change the things<text:tab/>that are offered to change <text:span text:style-name="T82">and add minor new functionalities to it.</text:span></text:p>
      <text:p text:style-name="P12"><text:tab/>You have to read through this documentation.</text:p>
      <text:p text:style-name="P12"><text:tab/>You have to read through this documentation accurate if you can't programm at all, <text:span text:style-name="T21">and we <text:tab/>also recommend to checkout another Lua as this one is far from complete (there are great <text:tab/>videos!)</text:span>.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tab/></text:p>
      <text:p text:style-name="P5"/>
      <text:p text:style-name="P2"><text:soft-page-break/></text:p>
      <text:p text:style-name="P2">1) Basic Lua Programming</text:p>
      <text:p text:style-name="P2"/>
      <text:p text:style-name="P2"/>
      <text:p text:style-name="P12">In this chapter I will explain you the basic Lua-Syntax (no API-Stuff yet!); if you are new to programming in general you should start reading from here; the rest can just look at the syntax and continue :).</text:p>
      <text:p text:style-name="P12"/>
      <text:p text:style-name="P10">1.0 Comments</text:p>
      <text:p text:style-name="P35"><text:tab/>A comment in lua starts with two dashes ("<text:span text:style-name="T88">--</text:span>"). Everything behind will be ignored during</text:p>
      <text:p text:style-name="P35"><text:tab/>execution. <text:span text:style-name="T100">If you want to outcomment a whole block of code, you can do so by</text:span></text:p>
      <text:p text:style-name="P35"><text:tab/><text:span text:style-name="T100">putting </text:span><text:span text:style-name="T89">--[[</text:span><text:span text:style-name="T100"> at the start of your comment, and </text:span><text:span text:style-name="T89">]]</text:span><text:span text:style-name="T100"> at the end.</text:span></text:p>
      <text:p text:style-name="P12"/>
      <text:p text:style-name="P7">1.1 Variables</text:p>
      <text:p text:style-name="P7"/>
      <text:p text:style-name="P12"><text:tab/>Variables are used to store <text:span text:style-name="T103">(</text:span>and read<text:span text:style-name="T103">)</text:span> data in any way. That's all, Lua is dynamic<text:span text:style-name="T102">ally <text:tab/>typed</text:span>, this means there are no datatypes etc., so you don't need to mind anything.</text:p>
      <text:p text:style-name="P12"/>
      <text:p text:style-name="P12"><text:tab/><text:span text:style-name="T1">Variables must start with a letter and should indicite what they are storing by their name.</text:span></text:p>
      <text:p text:style-name="P12"/>
      <text:p text:style-name="P12"><text:tab/><text:tab/><text:span text:style-name="T84">x = 10</text:span><text:tab/>→ the number 10 is now stored in the variable x :)</text:p>
      <text:p text:style-name="P12"><text:tab/><text:tab/><text:span text:style-name="T84">y = </text:span><text:span text:style-name="T19">"Text"</text:span><text:tab/>→ y s<text:span text:style-name="T104">tores</text:span> now <text:span text:style-name="T104">the string </text:span>"Text"</text:p>
      <text:p text:style-name="P12"><text:tab/><text:tab/><text:span text:style-name="T84">x = y</text:span><text:tab/><text:tab/>→ x <text:span text:style-name="T104">ha</text:span>s now the same <text:span text:style-name="T104">value</text:span> as y<text:tab/>→ <text:s text:c="3"/>x is now "Text"</text:p>
      <text:p text:style-name="P12"/>
      <text:p text:style-name="P12"><text:tab/>In General you can store anything you want in variables in Lua, <text:span text:style-name="T105">even functions</text:span>.</text:p>
      <text:p text:style-name="P12"/>
      <text:p text:style-name="P12"><text:tab/>Valid operators for variables (and general)</text:p>
      <text:p text:style-name="P12"><text:tab/><text:tab/></text:p>
      <text:p text:style-name="P12"><text:tab/><text:tab/>Mathemathical: +, - , *, /, =</text:p>
      <text:p text:style-name="P12"/>
      <text:p text:style-name="P12"/>
      <text:p text:style-name="P7">1.2 Functions</text:p>
      <text:p text:style-name="P7"/>
      <text:p text:style-name="P12"><text:tab/>Functions are a seperate part of a script, they only do their stuff if <text:span text:style-name="T1">you call them.</text:span> Else they <text:tab/>won't do anything. </text:p>
      <text:p text:style-name="P12"><text:tab/>Functions can get some input-variables (so called 'parameter') and <text:span text:style-name="T1">can return</text:span> one value or<text:tab/>in internal in Lua multiple values (but this is usually not needed).</text:p>
      <text:p text:style-name="P12"/>
      <text:p text:style-name="P12"><text:tab/><text:span text:style-name="T106">The structure</text:span> of a function looks like this:</text:p>
      <text:p text:style-name="P12"><text:tab/><text:tab/><text:span text:style-name="T8">function</text:span><text:span text:style-name="T84"> Name (Parameter</text:span><text:span text:style-name="T85">s</text:span><text:span text:style-name="T84">)</text:span></text:p>
      <text:p text:style-name="P45"><text:tab/><text:tab/> <text:s text:c="3"/><text:span text:style-name="T90">-- </text:span><text:span text:style-name="T91">Do stuff here</text:span></text:p>
      <text:p text:style-name="P45"><text:tab/><text:tab/> <text:s text:c="3"/><text:span text:style-name="T6">return</text:span> something <text:span text:style-name="T90">–</text:span><text:span text:style-name="T92">optional</text:span><text:span text:style-name="T93">, </text:span><text:span text:style-name="T94">also multireturn is possible!</text:span></text:p>
      <text:p text:style-name="P45"><text:tab/><text:tab/><text:span text:style-name="T6">end</text:span></text:p>
      <text:p text:style-name="P12"/>
      <text:p text:style-name="P12"><text:tab/>Example:</text:p>
      <text:p text:style-name="P12"/>
      <text:p text:style-name="P12"><text:tab/><text:span text:style-name="T8">function</text:span><text:span text:style-name="T84"> Sum(number1, number2)</text:span></text:p>
      <text:p text:style-name="P45"><text:tab/><text:tab/>numbersum = number1 + number2</text:p>
      <text:p text:style-name="P45"><text:tab/><text:tab/><text:span text:style-name="T6">return</text:span> numbersum</text:p>
      <text:p text:style-name="P45"><text:tab/><text:span text:style-name="T6">end</text:span></text:p>
      <text:p text:style-name="P12"/>
      <text:p text:style-name="P25"><text:soft-page-break/><text:tab/>As stated, this won't do anything on its own: <text:span text:style-name="T1">You need to call the function.</text:span> This can be</text:p>
      <text:p text:style-name="P25"><text:tab/>achieved like this:</text:p>
      <text:p text:style-name="P12"/>
      <text:p text:style-name="P12"><text:tab/><text:span text:style-name="T84">x = 5</text:span></text:p>
      <text:p text:style-name="P45"><text:tab/>y = 10</text:p>
      <text:p text:style-name="P26"><text:tab/><text:span text:style-name="T84">sum = Sum(x, y)</text:span><text:tab/>→ the function is called, sums both numbers and returns 15; this</text:p>
      <text:p text:style-name="P26"><text:tab/><text:tab/><text:tab/><text:tab/> <text:s text:c="4"/>number then is stored in the variable 'sum'.</text:p>
      <text:p text:style-name="P12"/>
      <text:p text:style-name="P12"><text:tab/><text:span text:style-name="T8">function</text:span><text:span text:style-name="T84"> helloworld() </text:span><text:span text:style-name="T95">--no parameters!</text:span></text:p>
      <text:p text:style-name="P45"><text:tab/> <text:s text:c="3"/><text:span text:style-name="T12">print(</text:span><text:span text:style-name="T15">"Hello world!"</text:span>)</text:p>
      <text:p text:style-name="P45"><text:tab/><text:span text:style-name="T6">end</text:span></text:p>
      <text:p text:style-name="P12"/>
      <text:p text:style-name="P12"><text:tab/>This simply prints "Hello world!" <text:span text:style-name="T107">into</text:span> the Teeworlds-Console.</text:p>
      <text:p text:style-name="P12"/>
      <text:p text:style-name="P12"><text:tab/>Call <text:span text:style-name="T108">looks like this</text:span>: <text:span text:style-name="T88">helloworld()</text:span></text:p>
      <text:p text:style-name="P12"/>
      <text:p text:style-name="P12"/>
      <text:p text:style-name="P12"/>
      <text:p text:style-name="P7">1.3 The if-statement</text:p>
      <text:p text:style-name="P12"/>
      <text:p text:style-name="P12"><text:tab/>This statement is important when you want something to be done <text:span text:style-name="T3">based on a condition</text:span>.</text:p>
      <text:p text:style-name="P7"/>
      <text:p text:style-name="P12"><text:tab/>Send a chatmessage when someone says something in the chat, quit the game if you died 5<text:tab/>times etc. etc....</text:p>
      <text:p text:style-name="P12"/>
      <text:p text:style-name="P12"><text:tab/>General syntax:</text:p>
      <text:p text:style-name="P12"/>
      <text:p text:style-name="P12"><text:tab/><text:span text:style-name="T8">if</text:span><text:span text:style-name="T84"> Statement </text:span><text:span text:style-name="T8">then </text:span><text:span text:style-name="T95">-- "</text:span><text:span text:style-name="T96">Statement" can for example be </text:span><text:span text:style-name="T97">5 ~= 3</text:span><text:span text:style-name="T98"> </text:span><text:span text:style-name="T99">(always true)</text:span></text:p>
      <text:p text:style-name="P45"><text:tab/> <text:s text:c="3"/><text:span text:style-name="T90">-- do stuff...</text:span></text:p>
      <text:p text:style-name="P45"><text:tab/><text:span text:style-name="T6">end</text:span></text:p>
      <text:p text:style-name="P12"/>
      <text:p text:style-name="P12"><text:tab/>Statements are usually comparisons of variables, numbers, texts, returnvalues from functions<text:tab/>or anything else.</text:p>
      <text:p text:style-name="P12"/>
      <text:p text:style-name="P12">Operators:</text:p>
      <text:p text:style-name="P12"><text:tab/><text:tab/></text:p>
      <text:p text:style-name="P27"><text:tab/><text:span text:style-name="T101">=</text:span><text:span text:style-name="T9">=</text:span><text:tab/>this operator in an statement returns true if the data left and right of the operator</text:p>
      <text:p text:style-name="P27"><text:tab/><text:tab/>ha<text:span text:style-name="T109">ve</text:span> <text:span text:style-name="T1">the same value</text:span>, <text:span text:style-name="T109">thus are </text:span><text:span text:style-name="T4">equal</text:span>!</text:p>
      <text:p text:style-name="P12"/>
      <text:p text:style-name="P12"><text:tab/><text:tab/><text:span text:style-name="T84">x = 10</text:span><text:tab/><text:tab/>→ x is now assumed <text:span text:style-name="T110">to be</text:span> 10 in any other examples!</text:p>
      <text:p text:style-name="P12"/>
      <text:p text:style-name="P12"><text:tab/><text:tab/><text:span text:style-name="T8">if</text:span><text:span text:style-name="T84"> x </text:span><text:span text:style-name="T8">==</text:span><text:span text:style-name="T84"> 5 then</text:span></text:p>
      <text:p text:style-name="P45"><text:tab/><text:tab/> <text:s text:c="3"/><text:span text:style-name="T12">print</text:span>(<text:span text:style-name="T15">"x is 5!"</text:span>)</text:p>
      <text:p text:style-name="P45"><text:tab/><text:tab/><text:span text:style-name="T6">end</text:span></text:p>
      <text:p text:style-name="P12"/>
      <text:p text:style-name="P12"><text:tab/><text:tab/>→ this is a false statement, because x is declared as 10 and 10 is not 5, so the print<text:tab/><text:tab/>function will <text:span text:style-name="T1">not be called</text:span>.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In contrast:</text:p>
      <text:p text:style-name="P12"><text:tab/><text:tab/><text:span text:style-name="T8">if</text:span><text:span text:style-name="T84"> x == 10</text:span><text:span text:style-name="T8"> then</text:span></text:p>
      <text:p text:style-name="P45"><text:tab/><text:tab/> <text:s text:c="3"/><text:span text:style-name="T12">print</text:span>(<text:span text:style-name="T15">"Yey, x is 10!"</text:span>)</text:p>
      <text:p text:style-name="P47"><text:span text:style-name="T83"><text:tab/><text:tab/></text:span><text:span text:style-name="T7">end</text:span></text:p>
      <text:p text:style-name="P54"/>
      <text:p text:style-name="P28"><text:tab/><text:tab/>→ this is a true statement because x is declared as 10 and 10 <text:span text:style-name="T111">is equal to 10</text:span>, so you</text:p>
      <text:p text:style-name="P28"><text:tab/><text:tab/> <text:s text:c="4"/>will find a nice message in your console by the print function :)</text:p>
      <text:p text:style-name="P12"/>
      <text:p text:style-name="P12"><text:tab/><text:tab/><text:span text:style-name="T8">if</text:span><text:span text:style-name="T84"> x == "text" </text:span><text:span text:style-name="T8">then</text:span> <text:s text:c="8"/>works also equally</text:p>
      <text:p text:style-name="P12"><text:tab/><text:tab/><text:tab/></text:p>
      <text:p text:style-name="P12"><text:tab/></text:p>
      <text:p text:style-name="P12"/>
      <text:p text:style-name="P12"/>
      <text:p text:style-name="P12"><text:tab/><text:span text:style-name="T101">~=</text:span><text:tab/>→ this operator is the opposite of ==, it will return true if the equation is <text:span text:style-name="T1">not equal</text:span>.</text:p>
      <text:p text:style-name="P7"/>
      <text:p text:style-name="P12"><text:tab/><text:tab/><text:span text:style-name="T84">i</text:span><text:span text:style-name="T8">f</text:span><text:span text:style-name="T84"> x ~= 50 </text:span><text:span text:style-name="T8">then </text:span></text:p>
      <text:p text:style-name="P45"><text:tab/><text:tab/><text:tab/>...</text:p>
      <text:p text:style-name="P45"><text:tab/><text:tab/><text:span text:style-name="T6">end</text:span></text:p>
      <text:p text:style-name="P12"/>
      <text:p text:style-name="P12"><text:tab/><text:tab/>→ this return true, because x is declared as 10 and 10 is not 50.</text:p>
      <text:p text:style-name="P12"/>
      <text:p text:style-name="P12"/>
      <text:p text:style-name="P12"><text:tab/><text:span text:style-name="T101">&gt;</text:span><text:tab/>→ returns true if the left argument is higher than the right</text:p>
      <text:p text:style-name="P12"/>
      <text:p text:style-name="P12"><text:tab/><text:tab/><text:span text:style-name="T6">if</text:span> x &gt; 5 <text:span text:style-name="T14">t</text:span><text:span text:style-name="T6">hen</text:span><text:span text:style-name="T14"><text:tab/>→ true, because 10&gt;5</text:span></text:p>
      <text:p text:style-name="P42"/>
      <text:p text:style-name="P12"><text:tab/><text:span text:style-name="T101">&gt;=</text:span><text:tab/>→ returns <text:span text:style-name="T6">true</text:span> if the left argument is higher or equal to the right argument</text:p>
      <text:p text:style-name="P12"/>
      <text:p text:style-name="P12"><text:tab/><text:span text:style-name="T101">&lt;</text:span>, (<text:span text:style-name="T101">&lt;=</text:span>)<text:tab/>→ opposite of the <text:span text:style-name="T101">&gt;</text:span> operator, return <text:span text:style-name="T6">true</text:span> if the right argument is higher (or equal)</text:p>
      <text:p text:style-name="P12"/>
      <text:p text:style-name="P12">Additional keywords:</text:p>
      <text:p text:style-name="P12"/>
      <text:p text:style-name="P12"><text:tab/><text:span text:style-name="T6">not</text:span> : This will negate the next statement, so if the next statement is t<text:span text:style-name="T6">rue</text:span>, it will <text:s/>now be <text:span text:style-name="T6">false</text:span>;<text:tab/><text:tab/>a <text:span text:style-name="T6">false</text:span> statement will become true!</text:p>
      <text:p text:style-name="P12"/>
      <text:p text:style-name="P12"><text:tab/><text:tab/><text:span text:style-name="T6">if not</text:span> x == 10 <text:span text:style-name="T6">then</text:span></text:p>
      <text:p text:style-name="P12"><text:tab/><text:tab/><text:tab/>→ this will <text:span text:style-name="T6">return false</text:span>, because x = 10, so the inner statement is <text:span text:style-name="T6">true</text:span> and <text:tab/><text:tab/><text:tab/>thus, negated, will become <text:span text:style-name="T6">false</text:span>; the code in the scope won't be executed.</text:p>
      <text:p text:style-name="P12"/>
      <text:p text:style-name="P12"><text:tab/><text:span text:style-name="T6">and</text:span> : This is used to stick some statements together. Every part-statement must be true to get <text:tab/><text:tab/>the code in the scope executed.</text:p>
      <text:p text:style-name="P12"/>
      <text:p text:style-name="P12"><text:tab/><text:tab/><text:span text:style-name="T6">if </text:span>x &gt; 5 <text:span text:style-name="T6">and</text:span> x &lt; 15 <text:span text:style-name="T6">then</text:span></text:p>
      <text:p text:style-name="P12"><text:tab/><text:tab/><text:tab/>→ this will return true altogether, because 10&gt;5 and also 10&lt;15</text:p>
      <text:p text:style-name="P12"/>
      <text:p text:style-name="P12"><text:tab/><text:span text:style-name="T6">or</text:span>:<text:tab/>This is also used to stick statements together but now only one of them must be true</text:p>
      <text:p text:style-name="P12"><text:tab/><text:tab/>(the rest doesn't matter at all!)</text:p>
      <text:p text:style-name="P12"/>
      <text:p text:style-name="P12"><text:tab/><text:tab/><text:span text:style-name="T6">if</text:span> x == 10 <text:span text:style-name="T6">or</text:span> x == 100 <text:span text:style-name="T6">then</text:span></text:p>
      <text:p text:style-name="P12"><text:tab/><text:tab/><text:tab/>→ this will return <text:span text:style-name="T6">true</text:span> altogether because x == 10 is <text:span text:style-name="T6">true</text:span>, so it doesn't matter<text:tab/><text:tab/><text:tab/>if x is also 100</text:p>
      <text:p text:style-name="P12"/>
      <text:p text:style-name="P51"/>
      <text:p text:style-name="P7">1.4 Loops</text:p>
      <text:p text:style-name="P7"/>
      <text:p text:style-name="P29"><text:tab/>After understanding some statements which can be true or false, we can switch over to</text:p>
      <text:p text:style-name="P29"><text:span text:style-name="T112"><text:tab/>another important topic:</text:span> loops.</text:p>
      <text:p text:style-name="P12"/>
      <text:p text:style-name="P12"><text:tab/>There are 3 types of loops:</text:p>
      <text:p text:style-name="P12"/>
      <text:p text:style-name="P12"><text:tab/><text:span text:style-name="T6">for</text:span> :</text:p>
      <text:p text:style-name="P12"><text:tab/><text:tab/></text:p>
      <text:p text:style-name="P12"><text:tab/><text:tab/>This loop runs a specific amount of times, e.g. 5, 10, 50, 10000000000.</text:p>
      <text:p text:style-name="P12"/>
      <text:p text:style-name="P12"><text:tab/><text:tab/>Syntax :<text:tab/></text:p>
      <text:p text:style-name="P12"/>
      <text:p text:style-name="P12"><text:tab/><text:tab/><text:tab/><text:span text:style-name="T8">for</text:span><text:span text:style-name="T84"> CounterVariable=Start, End, Stepsize </text:span><text:span text:style-name="T8">do</text:span></text:p>
      <text:p text:style-name="P45"><text:tab/><text:tab/><text:tab/> <text:s text:c="3"/><text:span text:style-name="T90">--stuff...</text:span></text:p>
      <text:p text:style-name="P45"><text:tab/><text:tab/><text:tab/><text:span text:style-name="T6">end</text:span></text:p>
      <text:p text:style-name="P12"/>
      <text:p text:style-name="P12"><text:tab/><text:tab/>CounterVariable is a variable which contains the actual counted iteration. You can <text:tab/><text:tab/>use this variable in this loop, not outside!</text:p>
      <text:p text:style-name="P12"/>
      <text:p text:style-name="P12"><text:tab/><text:tab/>Start is the start number, most of the times 0, but you can start higher or lower.</text:p>
      <text:p text:style-name="P12"/>
      <text:p text:style-name="P12"><text:tab/><text:tab/>End is the final iteration. If CounterVariable == End then this loop is finished and <text:tab/><text:tab/>the script moves over to the next commands.</text:p>
      <text:p text:style-name="P12"/>
      <text:p text:style-name="P12"><text:tab/><text:tab/>StepSize : This number specifies the stepsize of the CounterVariable, so if StepSize is <text:tab/><text:tab/>1 then the CounterVariable will be increased by 1 after each iteration.</text:p>
      <text:p text:style-name="P12"/>
      <text:p text:style-name="P12"><text:tab/><text:tab/><text:span text:style-name="T6">do</text:span> : This is a necessary keyword to symbolize Lua the start of this loop. Such as end<text:tab/><text:tab/>represents the endpoint of the loop.</text:p>
      <text:p text:style-name="P12"/>
      <text:p text:style-name="P12"><text:tab/><text:tab/>=&gt;<text:span text:style-name="T84"><text:tab/></text:span><text:span text:style-name="T8">for</text:span><text:span text:style-name="T84"> i = 0, 15, 1 </text:span><text:span text:style-name="T8">do</text:span></text:p>
      <text:p text:style-name="P45"><text:tab/><text:tab/><text:tab/> <text:s text:c="2"/><text:span text:style-name="T90"><text:s/>--stuff...</text:span></text:p>
      <text:p text:style-name="P45"><text:tab/><text:tab/><text:tab/><text:span text:style-name="T6">end</text:span></text:p>
      <text:p text:style-name="P12"/>
      <text:p text:style-name="P12"/>
      <text:p text:style-name="P12"><text:tab/><text:span text:style-name="T6">while</text:span>:</text:p>
      <text:p text:style-name="P12"><text:tab/><text:tab/>This loop runs as long as the statement is true. If the statement gets false, then this <text:tab/><text:tab/>loop is finished.</text:p>
      <text:p text:style-name="P12"/>
      <text:p text:style-name="P12"><text:tab/><text:tab/>Syntax:</text:p>
      <text:p text:style-name="P12"><text:tab/><text:tab/></text:p>
      <text:p text:style-name="P12"><text:tab/><text:tab/><text:tab/><text:span text:style-name="T8">while</text:span><text:span text:style-name="T84">(Statement)</text:span></text:p>
      <text:p text:style-name="P45"><text:tab/><text:tab/><text:tab/><text:tab/><text:span text:style-name="T90">--stuff...</text:span></text:p>
      <text:p text:style-name="P45"><text:tab/><text:tab/><text:tab/><text:span text:style-name="T6">end</text:span></text:p>
      <text:p text:style-name="P12"/>
      <text:p text:style-name="P12"><text:tab/><text:tab/>Statement can be anything as in chapter 1.3.</text:p>
      <text:p text:style-name="P12"/>
      <text:p text:style-name="P12"><text:tab/><text:tab/>Please note : With this loop (and in for) it is possible to create a (wanted or <text:tab/><text:tab/><text:tab/>unwanted) infinite loop. Our system runs Lua in normal routines, so you should not <text:tab/><text:tab/>create any infinite loops or any loop which has a long time to work on or else the <text:tab/><text:tab/>client will hang itself in this loop =&gt; You need to restart your client.</text:p>
      <text:p text:style-name="P12"><text:soft-page-break/></text:p>
      <text:p text:style-name="P12"><text:tab/><text:span text:style-name="T6">do</text:span>: </text:p>
      <text:p text:style-name="P12"><text:tab/><text:tab/>This is mostly the same as the while-loop and is usually not used, so this loop is <text:tab/><text:tab/><text:tab/>skipped. Sry.</text:p>
      <text:p text:style-name="P12"/>
      <text:p text:style-name="P12">Additional loopkeywords : </text:p>
      <text:p text:style-name="P12"/>
      <text:p text:style-name="P12"><text:tab/><text:span text:style-name="T6">break</text:span>: </text:p>
      <text:p text:style-name="P12"><text:tab/><text:tab/>→This keyword ends the actual loop instantly. Logically it should appear after an <text:tab/><text:tab/>if-statement, or else the loop doesn't work how it should :D</text:p>
      <text:p text:style-name="P12"/>
      <text:p text:style-name="P12"><text:tab/><text:span text:style-name="T6">continue</text:span>:</text:p>
      <text:p text:style-name="P12"><text:tab/><text:tab/>→This keyword skips the rest of the actual iteration and thus, the next iteration is <text:tab/><text:tab/>started now. This means, a CounterVariable in for gets increased etc.</text:p>
      <text:p text:style-name="P12"/>
      <text:p text:style-name="P7">1.5 Additional Lua-intern commands &amp; libraries</text:p>
      <text:p text:style-name="P12"/>
      <text:p text:style-name="P12"/>
      <text:p text:style-name="P12"><text:tab/>print : This function prints anything you give it as parameters in Teeworld's console.</text:p>
      <text:p text:style-name="P12"><text:tab/><text:tab/>(It prints in the LuaConsole directly if used in the LuaConsole).</text:p>
      <text:p text:style-name="P12"/>
      <text:p text:style-name="P12"><text:tab/><text:tab/><text:span text:style-name="T13">print</text:span><text:span text:style-name="T84">(</text:span><text:span text:style-name="T19">"Hi"</text:span><text:span text:style-name="T84">) </text:span>→ prints Hi</text:p>
      <text:p text:style-name="P12"><text:tab/><text:tab/><text:span text:style-name="T13">print</text:span><text:span text:style-name="T84">(5)</text:span><text:tab/>prints 5</text:p>
      <text:p text:style-name="P12"><text:tab/><text:tab/><text:span text:style-name="T13">print</text:span><text:span text:style-name="T84">(x)</text:span><text:tab/>prints the value of x (in this case 10)</text:p>
      <text:p text:style-name="P12"/>
      <text:p text:style-name="P12"/>
      <text:p text:style-name="P12"><text:tab/>string-library : </text:p>
      <text:p text:style-name="P12"/>
      <text:p text:style-name="P12"><text:tab/><text:tab/>This library provides some basic functions to use on strings ("textlines").</text:p>
      <text:p text:style-name="P12"/>
      <text:p text:style-name="P12"><text:tab/><text:tab/>I won't tell you that much about it, only the most needed stuff.</text:p>
      <text:p text:style-name="P12"/>
      <text:p text:style-name="P12"><text:tab/><text:tab/>Usage : </text:p>
      <text:p text:style-name="P12"><text:tab/><text:tab/><text:tab/>You can use string.command(Variable to be used, Parameter...)</text:p>
      <text:p text:style-name="P12"/>
      <text:p text:style-name="P12"><text:tab/><text:tab/><text:tab/>or</text:p>
      <text:p text:style-name="P12"/>
      <text:p text:style-name="P12"><text:tab/><text:tab/><text:tab/>Variable:command(Parameter).</text:p>
      <text:p text:style-name="P12"/>
      <text:p text:style-name="P12"><text:tab/><text:tab/></text:p>
      <text:p text:style-name="P12"><text:tab/><text:tab/>Often needed commands for Teeworlds:</text:p>
      <text:p text:style-name="P12"/>
      <text:p text:style-name="P12"><text:tab/><text:tab/>Text = <text:span text:style-name="T15">"Teeworlds in Lua rocks!"</text:span></text:p>
      <text:p text:style-name="P12"/>
      <text:p text:style-name="P12"><text:tab/><text:tab/><text:span text:style-name="T84">Text:</text:span><text:span text:style-name="T20">find</text:span><text:span text:style-name="T84">(</text:span><text:span text:style-name="T19">"Lua"</text:span><text:span text:style-name="T84">)</text:span><text:tab/>→ this returns the position of "Lua" in Text(and thus true for</text:p>
      <text:p text:style-name="P12"><text:tab/><text:tab/><text:tab/><text:tab/><text:tab/><text:tab/>the keyword if).</text:p>
      <text:p text:style-name="P12"/>
      <text:p text:style-name="P12"><text:tab/><text:tab/><text:span text:style-name="T84">Text:</text:span><text:span text:style-name="T20">gsub</text:span><text:span text:style-name="T84">(</text:span><text:span text:style-name="T19">"Teeworlds"</text:span><text:span text:style-name="T84">, </text:span><text:span text:style-name="T19">"Worldtee"</text:span><text:span text:style-name="T84">) </text:span>→ this replaces simply all "Teeworlds" with </text:p>
      <text:p text:style-name="P12"><text:tab/><text:tab/><text:tab/><text:tab/><text:tab/><text:tab/><text:tab/><text:tab/>"Worldtee"</text:p>
      <text:p text:style-name="P12"/>
      <text:p text:style-name="P7"><text:span text:style-name="T10">For further information visit : </text:span><text:a xlink:type="simple" xlink:href="http://lua-users.org/wiki/StringLibraryTutorial" text:style-name="Internet_20_link" text:visited-style-name="Visited_20_Internet_20_Link">http://lua-users.org/wiki/StringLibraryTutorial</text:a><text:span text:style-name="T10"> or Google :</text:span><text:span text:style-name="T11">P</text:span></text:p>
      <text:p text:style-name="P51"/>
      <text:p text:style-name="P2">2) Setting up a script</text:p>
      <text:p text:style-name="P2"/>
      <text:p text:style-name="P11">2.1 <text:span text:style-name="T50">– </text:span>General</text:p>
      <text:p text:style-name="P12"/>
      <text:p text:style-name="P12"><text:tab/>Now you know what a function is, what variables are and other useful stuff. Now we can <text:tab/>start writing our scripts.</text:p>
      <text:p text:style-name="P12"/>
      <text:p text:style-name="P12"><text:tab/>In general a script is made out of 2 parts :</text:p>
      <text:p text:style-name="P12"/>
      <text:p text:style-name="P12"><text:tab/><text:tab/>1. One or multiple functions which do the main work of the script.</text:p>
      <text:p text:style-name="P12"><text:tab/><text:tab/></text:p>
      <text:p text:style-name="P12"><text:tab/><text:tab/>2. Variables which are used for all functions of that script outside of any function, <text:tab/><text:tab/> <text:s text:c="3"/>usually at the top/start of the script</text:p>
      <text:p text:style-name="P12"><text:tab/><text:tab/> <text:s text:c="2"/>+ some functions needed to initialize the script.</text:p>
      <text:p text:style-name="P12"/>
      <text:p text:style-name="P12"/>
      <text:p text:style-name="P12"/>
      <text:p text:style-name="P12"><text:tab/>Example:</text:p>
      <text:p text:style-name="P12"><text:tab/><text:tab/><text:span text:style-name="T84">x = 0<text:tab/><text:tab/></text:span><text:span text:style-name="T95">--we initialize x for all functions</text:span></text:p>
      <text:p text:style-name="P45"/>
      <text:p text:style-name="P45"><text:tab/><text:tab/>a()<text:tab/><text:span text:style-name="T90">--we initialize the script here by calling the function a()</text:span></text:p>
      <text:p text:style-name="P45"/>
      <text:p text:style-name="P12"><text:tab/><text:tab/><text:span text:style-name="T8">function</text:span><text:span text:style-name="T84"> a()<text:tab/></text:span><text:span text:style-name="T95">--do something with x</text:span></text:p>
      <text:p text:style-name="P45"><text:tab/><text:tab/> <text:s text:c="3"/>x = x+5</text:p>
      <text:p text:style-name="P45"><text:tab/><text:tab/> <text:s text:c="3"/>b()</text:p>
      <text:p text:style-name="P45"><text:tab/><text:tab/><text:span text:style-name="T6">end</text:span></text:p>
      <text:p text:style-name="P12"/>
      <text:p text:style-name="P12"><text:tab/><text:tab/><text:span text:style-name="T8">function</text:span><text:span text:style-name="T84"> b()</text:span></text:p>
      <text:p text:style-name="P45"><text:tab/><text:tab/> <text:s text:c="3"/><text:span text:style-name="T12">print(</text:span>x)</text:p>
      <text:p text:style-name="P45"><text:tab/><text:tab/><text:span text:style-name="T6">end</text:span></text:p>
      <text:p text:style-name="P12"/>
      <text:p text:style-name="P12"><text:tab/>In the end the following will happen :</text:p>
      <text:p text:style-name="P12"><text:tab/><text:tab/><text:span text:style-name="T88">x = 0</text:span> <text:s text:c="2"/><text:span text:style-name="T113">→</text:span> function a is called, it increases x by 5 (x is 5 now) and calls b().</text:p>
      <text:p text:style-name="P12"><text:tab/><text:tab/>b() then simply prints 5 in the console.</text:p>
      <text:p text:style-name="P12"/>
      <text:p text:style-name="P12"><text:tab/><text:tab/>Though neither a() nor b() have gotten the variable x as parameters they can acces it<text:tab/><text:tab/>because x is available for both, a() and b() (and any other function in this file...).</text:p>
      <text:p text:style-name="P12"><text:tab/><text:tab/><text:tab/>=&gt; x is global for both functions.</text:p>
      <text:p text:style-name="P12"/>
      <text:p text:style-name="P12">Extra : The keyword '<text:span text:style-name="T6">local</text:span>'</text:p>
      <text:p text:style-name="P12"/>
      <text:p text:style-name="P12"><text:tab/>This keyword sets a variable or a function as local for this file. Because our system already<text:tab/>load each file in it's own memory space and because EventFunctions are accessed by their <text:tab/>name (read further in the next chapter) you should not use this keyword for functions, <text:tab/><text:span text:style-name="T24">otherwise </text:span>eventcalls won't work.</text:p>
      <text:p text:style-name="P12"/>
      <text:p text:style-name="P51"/>
      <text:p text:style-name="P44">2.2 <text:span text:style-name="T51">– </text:span>Teeworlds Events <text:span text:style-name="T114">in ATH</text:span></text:p>
      <text:p text:style-name="P12"/>
      <text:p text:style-name="P12"><text:tab/>This is an important chapter as it's the core of our API. </text:p>
      <text:p text:style-name="P12"><text:tab/></text:p>
      <text:p text:style-name="P12"><text:tab/>To understand it we should face the following problem :</text:p>
      <text:p text:style-name="P12"><text:tab/><text:tab/>You write your script with its variables, functions etc.</text:p>
      <text:p text:style-name="P12"><text:tab/><text:tab/>But how does Teeworlds know when to call them?</text:p>
      <text:p text:style-name="P12"><text:tab/><text:tab/><text:tab/>=&gt; That's where events come in</text:p>
      <text:p text:style-name="P43"/>
      <text:p text:style-name="P16"><text:tab/><text:tab/>Teeworlds (as many other games, too) has intern events. These are functions in</text:p>
      <text:p text:style-name="P16"><text:tab/><text:tab/>Teeworlds that are called after a specifi<text:span text:style-name="T25">c</text:span> <text:span text:style-name="T25">thing </text:span>happened, and they handle this event.</text:p>
      <text:p text:style-name="P15"><text:tab/><text:tab/>We built our API in a way that allows you to bind your own written Lua-functions to<text:tab/><text:tab/>a specific event that you need. If this event happens in Teeworlds, your function</text:p>
      <text:p text:style-name="P15"><text:tab/><text:tab/>will be called.</text:p>
      <text:p text:style-name="P12"/>
      <text:p text:style-name="P12">Following events are available <text:span text:style-name="T26">in</text:span> Lua (for now) :</text:p>
      <text:p text:style-name="P12"/>
      <text:p text:style-name="P22"><text:tab/><text:span text:style-name="T84">OnTick</text:span><text:span text:style-name="T86">()</text:span></text:p>
      <text:p text:style-name="P22"><text:tab/><text:tab/><text:span text:style-name="T41">no parameters</text:span></text:p>
      <text:p text:style-name="P22"/>
      <text:p text:style-name="P22"><text:tab/><text:tab/>Maybe the most important event. A tick <text:span text:style-name="T27">function</text:span>, in game-programming, is <text:tab/><text:tab/><text:tab/>the main function of a game <text:span text:style-name="T27">as it's called a specific number of times per</text:span></text:p>
      <text:p text:style-name="P22"><text:span text:style-name="T27"><text:tab/><text:tab/>second </text:span>and handles all important stuff which happens ingame (moving</text:p>
      <text:p text:style-name="P22"><text:tab/><text:tab/>characters, creat<text:span text:style-name="T27">ing</text:span> new entities like bullets, check for player collision,</text:p>
      <text:p text:style-name="P22"><text:tab/><text:tab/>check<text:span text:style-name="T28">ing</text:span> if a player is hit by a bullet etc.)</text:p>
      <text:p text:style-name="P22"/>
      <text:p text:style-name="P22"><text:tab/><text:tab/>In Teeworlds, the function OnTick is called 50x per second, so every 20ms.</text:p>
      <text:p text:style-name="P22"><text:tab/><text:tab/>You should register a function to this event if you need to <text:span text:style-name="T30">do</text:span> something each game <text:tab/><text:tab/>step, or simply if there is no other event you can bind to to get the script work.</text:p>
      <text:p text:style-name="P22"><text:tab/><text:tab/><text:tab/></text:p>
      <text:p text:style-name="P22"><text:tab/><text:tab/><text:span text:style-name="T31">Important:</text:span><text:span text:style-name="T29"> Make sure that you don't put heavy stuff into your OnTick</text:span></text:p>
      <text:p text:style-name="P33"><text:tab/><text:tab/>function, or it will significantly slow the whole game down!</text:p>
      <text:p text:style-name="P22"/>
      <text:p text:style-name="P23"><text:tab/><text:span text:style-name="T84">On</text:span><text:span text:style-name="T87">ScriptInit()</text:span></text:p>
      <text:p text:style-name="P23"><text:tab/><text:tab/><text:span text:style-name="T41">no parameters</text:span></text:p>
      <text:p text:style-name="P23"/>
      <text:p text:style-name="P23"><text:tab/><text:tab/><text:span text:style-name="T70">Called when the script is initialized.</text:span></text:p>
      <text:p text:style-name="P23"><text:tab/><text:tab/><text:tab/></text:p>
      <text:p text:style-name="P23"><text:tab/><text:tab/><text:span text:style-name="T31">Important:</text:span><text:span text:style-name="T29"> Make sure to return true, otherwhys the loading will fail!</text:span></text:p>
      <text:p text:style-name="P23"/>
      <text:p text:style-name="P34"><text:tab/><text:span text:style-name="T84">OnScriptUnload()</text:span></text:p>
      <text:p text:style-name="P23"><text:tab/><text:tab/><text:span text:style-name="T41">no parameters</text:span></text:p>
      <text:p text:style-name="P23"/>
      <text:p text:style-name="P23"><text:tab/><text:tab/><text:span text:style-name="T70">Called when the script is unloaded.</text:span></text:p>
      <text:p text:style-name="P23"><text:tab/><text:tab/><text:tab/></text:p>
      <text:p text:style-name="P23"><text:span text:style-name="T29"><text:tab/><text:tab/></text:span><text:span text:style-name="T34">Hint</text:span><text:span text:style-name="T31">: </text:span><text:span text:style-name="T29">Reset stuff here</text:span></text:p>
      <text:p text:style-name="P30"/>
      <text:p text:style-name="P52"/>
      <text:p text:style-name="P12"><text:tab/><text:span text:style-name="T84">OnChat(ID, Team, Message)</text:span></text:p>
      <text:p text:style-name="P19"><text:span text:style-name="T37"><text:tab/><text:tab/></text:span><text:span text:style-name="T42">ID</text:span><text:span text:style-name="T37">:<text:tab/><text:tab/>The ID of the player who sent the chat or -1 if it's a server message</text:span></text:p>
      <text:p text:style-name="P19"><text:tab/><text:tab/><text:span text:style-name="T43">Team</text:span><text:span text:style-name="T38">:<text:tab/><text:tab/>Is 1 if the chatmessage is teamchat (the green one), otherwise 0</text:span></text:p>
      <text:p text:style-name="P19"><text:tab/><text:tab/><text:span text:style-name="T44">Message</text:span><text:span text:style-name="T39">:<text:tab/>The chat message itself, in plain text.</text:span></text:p>
      <text:p text:style-name="P12"/>
      <text:p text:style-name="P17"><text:tab/><text:tab/>This event is called when a chatmessage comes in, <text:span text:style-name="T35">either from a player or as</text:span></text:p>
      <text:p text:style-name="P32"><text:tab/><text:tab/>serverchat (the yellow one) from the server.</text:p>
      <text:p text:style-name="P18"><text:tab/><text:tab/>It <text:span text:style-name="T36">passes the ID o</text:span>f the player <text:span text:style-name="T36">who sent the message </text:span>(<text:span text:style-name="T36">more on this later</text:span>),</text:p>
      <text:p text:style-name="P18"><text:tab/><text:tab/>the tea<text:span text:style-name="T36">m </text:span>(allchat or teamchat (the green one)) and the message itself.</text:p>
      <text:p text:style-name="P18"/>
      <text:p text:style-name="P18"/>
      <text:p text:style-name="P12"><text:tab/><text:span text:style-name="T84">OnEnterGame()</text:span></text:p>
      <text:p text:style-name="P12"><text:tab/><text:tab/><text:span text:style-name="T45">no parameters</text:span></text:p>
      <text:p text:style-name="P41"/>
      <text:p text:style-name="P12"><text:tab/><text:tab/>This event is called when you enter (join) a server.</text:p>
      <text:p text:style-name="P12"/>
      <text:p text:style-name="P12"><text:tab/><text:span text:style-name="T84">OnKill(Killer, Victim, Weapon)</text:span></text:p>
      <text:p text:style-name="P12"><text:tab/><text:tab/><text:span text:style-name="T46">Killer</text:span><text:span text:style-name="T52">: ID of the player who scored the kill</text:span></text:p>
      <text:p text:style-name="P12"><text:tab/><text:tab/><text:span text:style-name="T46">Victim</text:span><text:span text:style-name="T52">: ID of the player who got killed</text:span></text:p>
      <text:p text:style-name="P12"><text:tab/><text:tab/><text:span text:style-name="T46">Weapon</text:span><text:span text:style-name="T52">: The weapon which was used my the killer</text:span></text:p>
      <text:p text:style-name="P12"/>
      <text:p text:style-name="P12"><text:tab/><text:tab/>This event is called when a player dies (watch your killmessages on the top right of <text:tab/><text:tab/>the screen).</text:p>
      <text:p text:style-name="P20"><text:tab/><text:tab/><text:span text:style-name="T33">Hint</text:span><text:span text:style-name="T32">: </text:span><text:span text:style-name="T53">if Killer is equals victim, then it was a self kill (suicide)</text:span></text:p>
      <text:p text:style-name="P20"/>
      <text:p text:style-name="P36">You can see all events that exist in the file <text:span text:style-name="T40">data/luabase/events.lua</text:span>, <text:span text:style-name="T115">but DO NEVER EDIT this file, or the whole lua api won't work anymore!!</text:span></text:p>
      <text:p text:style-name="P20"/>
      <text:p text:style-name="P20"/>
      <text:p text:style-name="P53"/>
      <text:p text:style-name="P3">X) Lua-API Commandlist</text:p>
      <text:p text:style-name="P2"/>
      <text:p text:style-name="P37">Preamble: Claiming special permissions for you script – <text:span text:style-name="T120">Only for advanced users!</text:span></text:p>
      <text:p text:style-name="P37"/>
      <text:p text:style-name="P39"><text:tab/><text:span text:style-name="T116">Be aware that scripts do not have access to all parts of native lua by default for security <text:tab/>reasons.. If you need special things like writing files, getting the system time or even</text:span></text:p>
      <text:p text:style-name="P55"><text:tab/>shutting down the computer, you need to open those libs for you script. Do the following:</text:p>
      <text:p text:style-name="P38"/>
      <text:p text:style-name="P46"><text:span text:style-name="T117"><text:tab/><text:tab/></text:span><text:span text:style-name="T118">--[[#!</text:span></text:p>
      <text:p text:style-name="P48"><text:tab/><text:tab/> <text:s text:c="3"/>#<text:span text:style-name="T119">io<text:tab/><text:tab/>←reading and writing files</text:span></text:p>
      <text:p text:style-name="P49"><text:tab/><text:tab/> <text:s text:c="3"/><text:span text:style-name="T119">#os<text:tab/><text:tab/>←various operating system functionalities</text:span></text:p>
      <text:p text:style-name="P48"><text:tab/><text:tab/> <text:s text:c="3"/><text:span text:style-name="T119">#ffi<text:tab/><text:tab/>←execution of native c code from within lua</text:span></text:p>
      <text:p text:style-name="P48"><text:tab/><text:tab/> <text:s text:c="3"/><text:span text:style-name="T119">#debug<text:tab/><text:tab/>←debugging shit, usually not needed</text:span></text:p>
      <text:p text:style-name="P48"><text:tab/><text:tab/>]]--#<text:span text:style-name="T119">package<text:tab/>←package library</text:span></text:p>
      <text:p text:style-name="P38"/>
      <text:p text:style-name="P40">for further information on the libraries itself, consult the Lua Reference Manual:</text:p>
      <text:p text:style-name="P40">http://www.lua.org/manual/5.1/manual.html#5</text:p>
      <text:p text:style-name="P37"/>
      <text:p text:style-name="P37"/>
      <text:p text:style-name="P50">// <text:span text:style-name="T54">TODO: </text:span>rewrite this better :D</text:p>
      <text:p text:style-name="P12"/>
      <text:p text:style-name="P12">Note: </text:p>
      <text:p text:style-name="P12"><text:tab/>Everything that ends with a : <text:span text:style-name="T55">(colon)</text:span> is a function and needs arguments, <text:span text:style-name="T56">at least ()</text:span></text:p>
      <text:p text:style-name="P12"/>
      <text:p text:style-name="P12"><text:tab/>Everything with a . <text:span text:style-name="T57">(dot), </text:span>e.g. Game.Chat.Mode is <text:span text:style-name="T58">treated</text:span> like a variable.</text:p>
      <text:p text:style-name="P12"><text:tab/></text:p>
      <text:p text:style-name="P12"><text:tab/>If there <text:span text:style-name="T59">i</text:span>s a '<text:span text:style-name="T40">-- only get</text:span>' note, <text:span text:style-name="T60">you can only read from it, but not write into it:</text:span></text:p>
      <text:p text:style-name="P12"><text:tab/><text:tab/>var = Game.Chat.Mode <text:tab/><text:tab/>=&gt; Correct</text:p>
      <text:p text:style-name="P12"><text:tab/><text:tab/>Game.Chat.Mode = var<text:tab/><text:tab/>=&gt; Wrong, because you try to write in the <text:span text:style-name="T61">Var</text:span>.</text:p>
      <text:p text:style-name="P12"/>
      <text:p text:style-name="P7">Game</text:p>
      <text:p text:style-name="P12"><text:tab/><text:span text:style-name="T1">Game.Chat</text:span></text:p>
      <text:p text:style-name="P12"><text:tab/><text:tab/>Game.Chat:Say(<text:span text:style-name="T16">(int)</text:span>Team, <text:span text:style-name="T16">(string)</text:span>Message)</text:p>
      <text:p text:style-name="P12"><text:tab/><text:tab/>Game.Chat.Mode<text:tab/><text:tab/><text:tab/><text:tab/>--only get</text:p>
      <text:p text:style-name="P12"/>
      <text:p text:style-name="P12"><text:tab/><text:span text:style-name="T1">Game.Console</text:span></text:p>
      <text:p text:style-name="P12"><text:tab/><text:tab/>Game.Console:ExecuteLine(Line, ID)</text:p>
      <text:p text:style-name="P12"><text:tab/><text:tab/>Game.Console:LineIsValid(Line)</text:p>
      <text:p text:style-name="P12"><text:tab/><text:tab/>Game.Console:Print(<text:span text:style-name="T17">(int)</text:span><text:span text:style-name="T62">Output</text:span>Level, <text:span text:style-name="T15">(string)</text:span>From, <text:span text:style-name="T15">(string)</text:span>Line, <text:span text:style-name="T15">(bool)</text:span>Highlighted)</text:p>
      <text:p text:style-name="P12"/>
      <text:p text:style-name="P12"><text:tab/><text:span text:style-name="T1">Game.ServerInfo</text:span><text:tab/><text:tab/><text:tab/><text:tab/><text:tab/>--only get (for all)</text:p>
      <text:p text:style-name="P12"><text:tab/><text:tab/>Game.ServerInfo.GameMode</text:p>
      <text:p text:style-name="P12"><text:tab/><text:tab/>Game.ServerInfo.Name</text:p>
      <text:p text:style-name="P12"><text:tab/><text:tab/>Game.ServerInfo.Map</text:p>
      <text:p text:style-name="P12"><text:tab/><text:tab/>Game.ServerInfo.Version</text:p>
      <text:p text:style-name="P12"><text:tab/><text:tab/>Game.ServerInfo.IP</text:p>
      <text:p text:style-name="P12"><text:tab/><text:tab/>Game.ServerInfo.Latency</text:p>
      <text:p text:style-name="P12"><text:tab/><text:tab/>Game.ServerInfo.MaxPlayers</text:p>
      <text:p text:style-name="P12"><text:tab/><text:tab/>Game.ServerInfo.NumPlayers</text:p>
      <text:p text:style-name="P12"/>
      <text:p text:style-name="P12"/>
      <text:p text:style-name="P12"><text:soft-page-break/><text:tab/><text:span text:style-name="T1">Game.Emote</text:span></text:p>
      <text:p text:style-name="P12"><text:tab/><text:tab/>Game.Emote:Send(EmoteID)</text:p>
      <text:p text:style-name="P12"><text:tab/><text:tab/>Game.Emote:EyeEmote(EyeEmoteID)</text:p>
      <text:p text:style-name="P12"><text:tab/><text:tab/>Game.Emote.Active<text:tab/><text:tab/><text:tab/><text:tab/>--only get</text:p>
      <text:p text:style-name="P12"/>
      <text:p text:style-name="P12"><text:tab/><text:span text:style-name="T1">Game.HUD</text:span></text:p>
      <text:p text:style-name="P12"><text:tab/><text:tab/>Game.HUD:PushNotification(Text, <text:span text:style-name="T18">(</text:span><text:span text:style-name="T15">vec4</text:span><text:span text:style-name="T18">)</text:span>Color)</text:p>
      <text:p text:style-name="P12"/>
      <text:p text:style-name="P12"><text:tab/><text:span text:style-name="T1">Game.Menus</text:span></text:p>
      <text:p text:style-name="P12"><text:tab/><text:tab/>Game.Menus.Active<text:tab/><text:tab/><text:tab/><text:tab/>--only get</text:p>
      <text:p text:style-name="P12"><text:tab/><text:tab/>Game.Menus.ActivePage<text:tab/><text:tab/><text:tab/>--get &amp; set</text:p>
      <text:p text:style-name="P12"><text:tab/><text:tab/>Game.Menus.MousePos<text:tab/><text:tab/><text:tab/>--get &amp; set; vec2 !</text:p>
      <text:p text:style-name="P7"/>
      <text:p text:style-name="P7"/>
      <text:p text:style-name="P7"/>
      <text:p text:style-name="P8"/>
      <text:p text:style-name="P21"><text:tab/><text:span text:style-name="T1">Game.</text:span><text:span text:style-name="T2">Voting</text:span><text:span text:style-name="T23"><text:tab/><text:tab/><text:tab/><text:tab/><text:tab/>--only get (for all)</text:span></text:p>
      <text:p text:style-name="P13"><text:tab/><text:tab/>Game.<text:span text:style-name="T23">Voting</text:span>.<text:span text:style-name="T23">CallvoteSpectate(ClientID, Reason)</text:span></text:p>
      <text:p text:style-name="P14"><text:tab/><text:tab/>Game.<text:span text:style-name="T23">Voting</text:span>.<text:span text:style-name="T23">CallvoteKick(ClientID, Reason)</text:span></text:p>
      <text:p text:style-name="P14"><text:tab/><text:tab/>Game.<text:span text:style-name="T23">Voting</text:span>.<text:span text:style-name="T23">CallvoteOption(OptionD, Reason)</text:span></text:p>
      <text:p text:style-name="P31"><text:tab/><text:tab/>Game.Voting.Vote(v)<text:tab/><text:tab/><text:tab/><text:tab/>-- 1 = yes, -1 = no</text:p>
      <text:p text:style-name="P31"><text:tab/><text:tab/>Game.Voting.SecondsLeft</text:p>
      <text:p text:style-name="P31"><text:tab/><text:tab/>Game.Voting.IsVoting</text:p>
      <text:p text:style-name="P31"><text:tab/><text:tab/>Game.Voting.TakenChoise<text:tab/><text:tab/><text:tab/>-- what did the player vote?</text:p>
      <text:p text:style-name="P12"><text:tab/><text:tab/></text:p>
      <text:p text:style-name="P12"><text:tab/><text:span text:style-name="T1">Game.Input</text:span></text:p>
      <text:p text:style-name="P12"><text:tab/><text:tab/>Game.Input.Direction</text:p>
      <text:p text:style-name="P12"><text:tab/><text:tab/>Game.Input.Fire</text:p>
      <text:p text:style-name="P12"><text:tab/><text:tab/>Game.Input.Hook</text:p>
      <text:p text:style-name="P12"><text:tab/><text:tab/>Game.Input.Jump</text:p>
      <text:p text:style-name="P12"><text:tab/><text:tab/>Game.Input.WantedWeapon</text:p>
      <text:p text:style-name="P12"><text:tab/><text:tab/>Game.Input.TargetX</text:p>
      <text:p text:style-name="P12"><text:tab/><text:tab/>Game.Input.TargetY<text:tab/><text:tab/><text:tab/><text:tab/>--all get &amp; set <text:span text:style-name="T63">u</text:span>ntil here</text:p>
      <text:p text:style-name="P12"><text:tab/><text:tab/>//Messis Keysachen da</text:p>
      <text:p text:style-name="P12"/>
      <text:p text:style-name="P12"/>
      <text:p text:style-name="P12"><text:tab/><text:span text:style-name="T1">Game.Collision</text:span></text:p>
      <text:p text:style-name="P12"><text:tab/><text:tab/>//do the functions as property first</text:p>
      <text:p text:style-name="P12"/>
      <text:p text:style-name="P12"/>
      <text:p text:style-name="P12"><text:tab/><text:span text:style-name="T1">Game.Ui</text:span></text:p>
      <text:p text:style-name="P12"><text:tab/><text:tab/>Game.Ui:DoLabel(UIRect rect, Text, <text:span text:style-name="T15">(float)</text:span>Size, Align, MaxWidth, <text:span text:style-name="T15">(char)</text:span>Highlight)</text:p>
      <text:p text:style-name="P12"/>
      <text:p text:style-name="P12"><text:tab/><text:span text:style-name="T1">Game.LocalTee</text:span><text:tab/><text:tab/><text:tab/><text:tab/><text:tab/>--only get!</text:p>
      <text:p text:style-name="P12"><text:tab/><text:tab/>Game.LocalTee.Pos<text:tab/><text:tab/><text:tab/><text:tab/>--vec2</text:p>
      <text:p text:style-name="P12"><text:tab/><text:tab/>Game.LocalTee.Vel<text:tab/><text:tab/><text:tab/><text:tab/>--vec2</text:p>
      <text:p text:style-name="P12"><text:tab/><text:tab/>Game.LocalTee.Hook</text:p>
      <text:p text:style-name="P12"><text:tab/><text:tab/>Game.LocalTee.Collision</text:p>
      <text:p text:style-name="P12"><text:tab/><text:tab/>Game.LocalTee.HookPos<text:tab/><text:tab/><text:tab/>--vec2</text:p>
      <text:p text:style-name="P12"><text:tab/><text:tab/>Game.LocalTee.HookDir<text:tab/><text:tab/><text:tab/>--vec2</text:p>
      <text:p text:style-name="P12"><text:tab/><text:tab/>Game.LocalTee.HookTick</text:p>
      <text:p text:style-name="P12"><text:tab/><text:tab/>Game.LocalTee.HookState</text:p>
      <text:p text:style-name="P12"><text:soft-page-break/><text:tab/><text:tab/>Game.LocalTee.HookedPlayer</text:p>
      <text:p text:style-name="P12"><text:tab/><text:tab/>Game.LocalTee.Weapon</text:p>
      <text:p text:style-name="P12"><text:tab/><text:tab/>Game.LocalTee.Direction</text:p>
      <text:p text:style-name="P12"><text:tab/><text:tab/>Game.LocalTee.Angle</text:p>
      <text:p text:style-name="P12"><text:tab/><text:tab/>Game.LocalTee.Jumps</text:p>
      <text:p text:style-name="P12"><text:tab/><text:tab/>Game.LocalTee.JumpeTotal</text:p>
      <text:p text:style-name="P12"><text:tab/><text:tab/>Game.LocalTee.Jumped</text:p>
      <text:p text:style-name="P12"><text:tab/></text:p>
      <text:p text:style-name="P12"><text:tab/><text:span text:style-name="T1">Game.LocalCID</text:span><text:tab/><text:tab/><text:tab/><text:tab/><text:tab/>--simply a <text:span text:style-name="T64">number </text:span>variable</text:p>
      <text:p text:style-name="P12"/>
      <text:p text:style-name="P12"><text:tab/>(ID goes from 0 – 63 and represents the ingame ID of a player (see Scoreboard)).</text:p>
      <text:p text:style-name="P12"/>
      <text:p text:style-name="P12"><text:tab/><text:span text:style-name="T1">Game.Players(ID)</text:span><text:tab/><text:tab/><text:tab/><text:tab/><text:tab/>--ID = player's ID (in scoreboard etc)</text:p>
      <text:p text:style-name="P12"><text:tab/><text:tab/>Game.Players(ID).ColorBody<text:tab/><text:tab/>--only getter for all, too</text:p>
      <text:p text:style-name="P12"><text:tab/><text:tab/>Game.Players(ID).ColorFeet</text:p>
      <text:p text:style-name="P12"><text:tab/><text:tab/>Game.Players(ID).UseCustomColor</text:p>
      <text:p text:style-name="P12"><text:tab/><text:tab/>Game.Players(ID).SkinID</text:p>
      <text:p text:style-name="P12"><text:tab/><text:tab/>Game.Players(ID).SkinColor</text:p>
      <text:p text:style-name="P12"><text:tab/><text:tab/>Game.Players(ID).Country</text:p>
      <text:p text:style-name="P12"><text:tab/><text:tab/>Game.Players(ID).Team</text:p>
      <text:p text:style-name="P12"><text:tab/><text:tab/>Game.Players(ID).Emote</text:p>
      <text:p text:style-name="P12"><text:tab/><text:tab/>Game.Players(ID).Friend<text:tab/><text:tab/><text:tab/>--not sure if this works :/</text:p>
      <text:p text:style-name="P12"><text:tab/><text:tab/>Game.Players(ID).Foe</text:p>
      <text:p text:style-name="P12"><text:tab/><text:tab/>Game.Players(ID).Name</text:p>
      <text:p text:style-name="P12"><text:tab/><text:tab/>Game.Players(ID).Clan</text:p>
      <text:p text:style-name="P12"><text:tab/><text:tab/>Game.Players(ID).SkinName</text:p>
      <text:p text:style-name="P12"/>
      <text:p text:style-name="P12"><text:tab/><text:tab/><text:span text:style-name="T1">Game.Players(ID).Tee</text:span><text:tab/><text:tab/><text:tab/><text:tab/>--only getter</text:p>
      <text:p text:style-name="P57"><text:tab/><text:tab/><text:tab/>Game.Players(ID).Tee.Pos<text:tab/><text:tab/><text:tab/>--vec2 <text:span text:style-name="T69">nop, not yet xD</text:span></text:p>
      <text:p text:style-name="P57"><text:tab/><text:tab/><text:tab/>Game.Players(ID).Tee.Vel<text:tab/><text:tab/><text:tab/>--vec2</text:p>
      <text:p text:style-name="P57"><text:tab/><text:tab/><text:tab/>Game.Players(ID).Tee.Hook</text:p>
      <text:p text:style-name="P57"><text:tab/><text:tab/><text:tab/>Game.Players(ID).Tee.Collision</text:p>
      <text:p text:style-name="P12"><text:tab/><text:tab/><text:tab/>Game.Players(ID).HookPos<text:tab/><text:tab/><text:tab/>--vec2</text:p>
      <text:p text:style-name="P57"><text:tab/><text:tab/><text:tab/>Game.Players(ID).Tee.HookDir<text:tab/><text:tab/>--vec2</text:p>
      <text:p text:style-name="P57"><text:tab/><text:tab/><text:tab/>Game.Players(ID).Tee.HookTick</text:p>
      <text:p text:style-name="P57"><text:tab/><text:tab/><text:tab/>Game.Players(ID).Tee.HookState</text:p>
      <text:p text:style-name="P57"><text:tab/><text:tab/><text:tab/>Game.Players(ID).Tee.HookedPlayer</text:p>
      <text:p text:style-name="P57"><text:tab/><text:tab/><text:tab/>Game.Players(ID).Tee.Weapon</text:p>
      <text:p text:style-name="P57"><text:tab/><text:tab/><text:tab/>Game.Players(ID).Tee.Direction</text:p>
      <text:p text:style-name="P57"><text:tab/><text:tab/><text:tab/>Game.Players(ID).Tee.Angle</text:p>
      <text:p text:style-name="P57"><text:tab/><text:tab/><text:tab/>Game.Players(ID).Tee.Jumps</text:p>
      <text:p text:style-name="P57"><text:tab/><text:tab/><text:tab/>Game.Players(ID).Tee.JumpeTotal</text:p>
      <text:p text:style-name="P57"><text:tab/><text:tab/><text:tab/>Game.Players(ID).Tee.Jumped</text:p>
      <text:p text:style-name="P12"><text:tab/><text:tab/></text:p>
      <text:p text:style-name="P12"/>
      <text:p text:style-name="P12"><text:tab/><text:span text:style-name="T1">Game.Client</text:span></text:p>
      <text:p text:style-name="P12"><text:tab/><text:tab/>Game.Client.Tick<text:tab/><text:tab/><text:tab/><text:tab/>--important getter <text:span text:style-name="T121">(current servertick)</text:span></text:p>
      <text:p text:style-name="P12"><text:tab/><text:tab/>Game.Client.LocalTime<text:tab/><text:tab/><text:tab/>--<text:span text:style-name="T65">time in seconds the client runs</text:span></text:p>
      <text:p text:style-name="P12"><text:tab/><text:tab/>Game.Client:Connect(Address)</text:p>
      <text:p text:style-name="P12"><text:tab/><text:tab/>Game.Client:Disconnect()</text:p>
      <text:p text:style-name="P12"><text:tab/><text:tab/>Game.Client:DummyConnect()</text:p>
      <text:p text:style-name="P12"><text:tab/><text:tab/>Game.Client:DummyDisconnect(Reason)</text:p>
      <text:p text:style-name="P12"><text:soft-page-break/><text:tab/><text:tab/>Game.Client:DummyConnected()<text:tab/><text:tab/>--do this as property</text:p>
      <text:p text:style-name="P12"><text:tab/><text:tab/>Game.Client:DummyConnecting()<text:tab/><text:tab/>--this too</text:p>
      <text:p text:style-name="P12"><text:tab/><text:tab/>Game.Client:SendInfo(<text:span text:style-name="T15">(bool)</text:span>Start)<text:tab/><text:tab/>--<text:span text:style-name="T66">usually pass </text:span><text:span text:style-name="T47">false</text:span></text:p>
      <text:p text:style-name="P12"><text:tab/><text:tab/>Game.Client:RconAuth(Name, PW)<text:tab/><text:tab/>--?</text:p>
      <text:p text:style-name="P12"><text:tab/><text:tab/>Game.Client:RconSend(Command)</text:p>
      <text:p text:style-name="P12"><text:tab/><text:tab/>Game.Client:RconAuthed()<text:tab/><text:tab/><text:tab/>--do this as property</text:p>
      <text:p text:style-name="P12"><text:tab/><text:tab/>Game.Client.FPS<text:tab/><text:tab/><text:tab/><text:tab/>--only get</text:p>
      <text:p text:style-name="P12"><text:tab/><text:tab/>Game.Client.State<text:tab/><text:tab/><text:tab/><text:tab/>--only get</text:p>
      <text:p text:style-name="P12"><text:tab/><text:tab/>Game.Client:DemoStart(Filename, <text:span text:style-name="T15">(bool)</text:span>WithTimestamp, <text:span text:style-name="T15">(int)</text:span>Recorder)</text:p>
      <text:p text:style-name="P12"><text:tab/><text:tab/>Game.Client:DemoStop(<text:span text:style-name="T15">(int)</text:span>Recorder)</text:p>
      <text:p text:style-name="P12"><text:tab/><text:tab/>Game.Client:Quit()</text:p>
      <text:p text:style-name="P12"/>
      <text:p text:style-name="P7">Graphics</text:p>
      <text:p text:style-name="P12"/>
      <text:p text:style-name="P12"><text:tab/><text:span text:style-name="T1">Graphics.Engine</text:span></text:p>
      <text:p text:style-name="P12"><text:tab/><text:tab/>Graphics.Engine:QuadsBegin()</text:p>
      <text:p text:style-name="P12"><text:tab/><text:tab/>Graphics.Engine:QuadsEnd()</text:p>
      <text:p text:style-name="P12"><text:tab/><text:tab/>Graphics.Engine:LinesBegin()</text:p>
      <text:p text:style-name="P12"><text:tab/><text:tab/>Graphics.Engine:LinesEnd()</text:p>
      <text:p text:style-name="P12"><text:tab/><text:tab/>Graphics.Engine:SetRotation(Angle)</text:p>
      <text:p text:style-name="P12"><text:tab/><text:tab/>Graphics.Engine:SetColor(r, g, b, a)</text:p>
      <text:p text:style-name="P12"><text:tab/><text:tab/>Graphics.Engine:BlendNone()</text:p>
      <text:p text:style-name="P12"><text:tab/><text:tab/>Graphics.Engine:BlendNormal()</text:p>
      <text:p text:style-name="P12"><text:tab/><text:tab/>Graphics.Engine:BlendAdditive()</text:p>
      <text:p text:style-name="P12"><text:tab/><text:tab/>Graphics.Engine:MapScreen(TopLeftX, TopLeftY, BottomRightX, BottomRightY)</text:p>
      <text:p text:style-name="P12"><text:tab/><text:tab/>Graphics.Engine.ScreenWidth</text:p>
      <text:p text:style-name="P12"><text:tab/><text:tab/>Graphics.Engine.ScreenHeight</text:p>
      <text:p text:style-name="P12"/>
      <text:p text:style-name="P12"/>
      <text:p text:style-name="P12"/>
      <text:p text:style-name="P7">Config</text:p>
      <text:p text:style-name="P7"/>
      <text:p text:style-name="P12"><text:tab/>Config.PlayerName</text:p>
      <text:p text:style-name="P12"><text:tab/>Config.PlayerClan</text:p>
      <text:p text:style-name="P12"><text:tab/>Config.Skin</text:p>
      <text:p text:style-name="P12"><text:tab/>Config.PlayerCountr<text:span text:style-name="T68">y</text:span></text:p>
      <text:p text:style-name="P12"><text:tab/>Config.PlayerColorBody</text:p>
      <text:p text:style-name="P12"><text:tab/>Config.PlayerColorFeet</text:p>
      <text:p text:style-name="P12"><text:tab/>Config.PlayerUseCustomCol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15M26S</meta:editing-duration>
    <meta:editing-cycles>354</meta:editing-cycles>
    <meta:generator>LibreOffice/5.0.5.2$Linux_X86_64 LibreOffice_project/00m0$Build-2</meta:generator>
    <dc:date>2016-05-05T01:24:41.948614482</dc:date>
    <meta:document-statistic meta:table-count="0" meta:image-count="0" meta:object-count="0" meta:page-count="14" meta:paragraph-count="415" meta:word-count="3072" meta:character-count="20025" meta:non-whitespace-character-count="16462"/>
    <meta:user-defined meta:name="Info 1"/>
    <meta:user-defined meta:name="Info 2"/>
    <meta:user-defined meta:name="Info 3"/>
    <meta:user-defined meta:name="Info 4"/>
  </office:meta>
</office:document-meta>
</file>